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7.4654in"/>
    </style:style>
    <style:style style:name="co3" style:family="table-column">
      <style:table-column-properties fo:break-before="auto" style:column-width="2.6083in"/>
    </style:style>
    <style:style style:name="co4" style:family="table-column">
      <style:table-column-properties fo:break-before="auto" style:column-width="0.5819in"/>
    </style:style>
    <style:style style:name="co5" style:family="table-column">
      <style:table-column-properties fo:break-before="auto" style:column-width="8.1945in"/>
    </style:style>
    <style:style style:name="co6" style:family="table-column">
      <style:table-column-properties fo:break-before="auto" style:column-width="6.4256in"/>
    </style:style>
    <style:style style:name="co7" style:family="table-column">
      <style:table-column-properties fo:break-before="auto" style:column-width="17.340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ublic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ub_dat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venue</text:p>
          </table:table-cell>
          <table:table-cell office:value-type="string" calcext:value-type="string">
            <text:p>excerpt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url_slug</text:p>
          </table:table-cell>
          <table:table-cell office:value-type="string" calcext:value-type="string">
            <text:p>paper_url</text:p>
          </table:table-cell>
          <table:table-cell office:value-type="string" calcext:value-type="string">
            <text:p>citation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Activation of lysosomal function in the course of autophagy via mTORC1 suppression and autophagosome-lysosome fusion</text:p>
          </table:table-cell>
          <table:table-cell office:value-type="string" calcext:value-type="string">
            <text:p>Cell Research</text:p>
          </table:table-cell>
          <table:table-cell/>
          <table:table-cell office:value-type="string" calcext:value-type="string">
            <text:p>Jing Zhou, Shi-Hao Tan, Valerie Nicolas, Chantal Bauvy, Nai-Di Yang, Jianbin Zhang, Yuan Xue, Patrice Codogno, Han-Ming Shen.</text:p>
          </table:table-cell>
          <table:table-cell office:value-type="string" calcext:value-type="string">
            <text:p>Activation of lysosomal function in the course of autophagy via mTORC1 suppression and autophagosome-lysosome fusion</text:p>
          </table:table-cell>
          <table:table-cell office:value-type="string" calcext:value-type="string">
            <text:p>https://www.nature.com/articles/cr201311</text:p>
          </table:table-cell>
          <table:table-cell table:formula="of:=COM.MICROSOFT.CONCAT([.E2]; &quot; &quot;; [.C2]; &quot; (&quot;; [.A2]; &quot;). &quot;; [.B2]; &quot;.&quot;)" office:value-type="string" office:string-value="Jing Zhou, Shi-Hao Tan, Valerie Nicolas, Chantal Bauvy, Nai-Di Yang, Jianbin Zhang, Yuan Xue, Patrice Codogno, Han-Ming Shen. Cell Research (2013). Activation of lysosomal function in the course of autophagy via mTORC1 suppression and autophagosome-lysosome fusion." calcext:value-type="string">
            <text:p>Jing Zhou, Shi-Hao Tan, Valerie Nicolas, Chantal Bauvy, Nai-Di Yang, Jianbin Zhang, Yuan Xue, Patrice Codogno, Han-Ming Shen. Cell Research (2013). Activation of lysosomal function in the course of autophagy via mTORC1 suppression and autophagosome-lysosome fusion.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The RpoE stress response pathway mediates reduction of enteropathogenic Escherichia coli virulence by zinc</text:p>
          </table:table-cell>
          <table:table-cell office:value-type="string" calcext:value-type="string">
            <text:p>Applied and Environmental Microbiology</text:p>
          </table:table-cell>
          <table:table-cell/>
          <table:table-cell office:value-type="string" calcext:value-type="string">
            <text:p>Yuan Xue, Jossef Osborn, Anand Panchal, Jay L. Mellies.</text:p>
          </table:table-cell>
          <table:table-cell office:value-type="string" calcext:value-type="string">
            <text:p>The RpoE stress response pathway mediates reduction of enteropathogenic Escherichia coli virulence by zinc</text:p>
          </table:table-cell>
          <table:table-cell office:value-type="string" calcext:value-type="string">
            <text:p>https://aem.asm.org/content/81/11/3766/article-info</text:p>
          </table:table-cell>
          <table:table-cell table:formula="of:=COM.MICROSOFT.CONCAT([.E3]; &quot; &quot;; [.C3]; &quot; (&quot;; [.A3]; &quot;). &quot;; [.B3]; &quot;.&quot;)" office:value-type="string" office:string-value="Yuan Xue, Jossef Osborn, Anand Panchal, Jay L. Mellies. Applied and Environmental Microbiology (2015). The RpoE stress response pathway mediates reduction of enteropathogenic Escherichia coli virulence by zinc." calcext:value-type="string">
            <text:p>Yuan Xue, Jossef Osborn, Anand Panchal, Jay L. Mellies. Applied and Environmental Microbiology (2015). The RpoE stress response pathway mediates reduction of enteropathogenic Escherichia coli virulence by zinc.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ingle-cell transcriptomics of 20 mouse organs creates a Tabula Muris</text:p>
          </table:table-cell>
          <table:table-cell office:value-type="string" calcext:value-type="string">
            <text:p>Nature</text:p>
          </table:table-cell>
          <table:table-cell/>
          <table:table-cell office:value-type="string" calcext:value-type="string">
            <text:p>The Tabula Muris Consortium, Stephen R. Quake, Tony Wyss-Coray, Spyros Darmanis.</text:p>
          </table:table-cell>
          <table:table-cell office:value-type="string" calcext:value-type="string">
            <text:p>Single-cell transcriptomics of 20 mouse organs creates a Tabula Muris</text:p>
          </table:table-cell>
          <table:table-cell office:value-type="string" calcext:value-type="string">
            <text:p>https://www.nature.com/articles/s41586-018-0590-4;https://www.biorxiv.org/content/10.1101/237446v2</text:p>
          </table:table-cell>
          <table:table-cell table:formula="of:=COM.MICROSOFT.CONCAT([.E4]; &quot; &quot;; [.C4]; &quot; (&quot;; [.A4]; &quot;). &quot;; [.B4]; &quot;.&quot;)" office:value-type="string" office:string-value="The Tabula Muris Consortium, Stephen R. Quake, Tony Wyss-Coray, Spyros Darmanis. Nature (2018). Single-cell transcriptomics of 20 mouse organs creates a Tabula Muris." calcext:value-type="string">
            <text:p>The Tabula Muris Consortium, Stephen R. Quake, Tony Wyss-Coray, Spyros Darmanis. Nature (2018). Single-cell transcriptomics of 20 mouse organs creates a Tabula Muris.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elf-assembling Manifolds in Single-cell RNA Sequencing Data</text:p>
          </table:table-cell>
          <table:table-cell office:value-type="string" calcext:value-type="string">
            <text:p>eLife</text:p>
          </table:table-cell>
          <table:table-cell/>
          <table:table-cell office:value-type="string" calcext:value-type="string">
            <text:p>Alexander J Tarashansky, Yuan Xue, Pengyang Li, Stephen R Quake, Bo Wang.</text:p>
          </table:table-cell>
          <table:table-cell office:value-type="string" calcext:value-type="string">
            <text:p>Self-assembling Manifolds in Single-cell RNA Sequencing Data</text:p>
          </table:table-cell>
          <table:table-cell office:value-type="string" calcext:value-type="string">
            <text:p>https://elifesciences.org/articles/48994;https://www.biorxiv.org/content/10.1101/364166v2</text:p>
          </table:table-cell>
          <table:table-cell table:formula="of:=COM.MICROSOFT.CONCAT([.E5]; &quot; &quot;; [.C5]; &quot; (&quot;; [.A5]; &quot;). &quot;; [.B5]; &quot;.&quot;)" office:value-type="string" office:string-value="Alexander J Tarashansky, Yuan Xue, Pengyang Li, Stephen R Quake, Bo Wang. eLife (2019). Self-assembling Manifolds in Single-cell RNA Sequencing Data." calcext:value-type="string">
            <text:p>Alexander J Tarashansky, Yuan Xue, Pengyang Li, Stephen R Quake, Bo Wang. eLife (2019). Self-assembling Manifolds in Single-cell RNA Sequencing Data.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A single-parasite transcriptional landscape of asexual development in Toxoplasma gondii</text:p>
          </table:table-cell>
          <table:table-cell office:value-type="string" calcext:value-type="string">
            <text:p>eLife</text:p>
          </table:table-cell>
          <table:table-cell/>
          <table:table-cell office:value-type="string" calcext:value-type="string">
            <text:p>Yuan Xue, Terence T. Theisen, Suchita Rastogi, Abel Ferrel, Stephen R. Quake, John C. Boothroyd.</text:p>
          </table:table-cell>
          <table:table-cell office:value-type="string" calcext:value-type="string">
            <text:p>A single-parasite transcriptional landscape of asexual development in Toxoplasma gondii</text:p>
          </table:table-cell>
          <table:table-cell office:value-type="string" calcext:value-type="string">
            <text:p>https://elifesciences.org/articles/54129;https://www.biorxiv.org/content/10.1101/656165v1</text:p>
          </table:table-cell>
          <table:table-cell table:formula="of:=COM.MICROSOFT.CONCAT([.E6]; &quot; &quot;; [.C6]; &quot; (&quot;; [.A6]; &quot;). &quot;; [.B6]; &quot;.&quot;)" office:value-type="string" office:string-value="Yuan Xue, Terence T. Theisen, Suchita Rastogi, Abel Ferrel, Stephen R. Quake, John C. Boothroyd. eLife (2020). A single-parasite transcriptional landscape of asexual development in Toxoplasma gondii." calcext:value-type="string">
            <text:p>Yuan Xue, Terence T. Theisen, Suchita Rastogi, Abel Ferrel, Stephen R. Quake, John C. Boothroyd. eLife (2020). A single-parasite transcriptional landscape of asexual development in Toxoplasma gondii.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Differential Impacts on Host Transcription by ROP and GRA Effectors from the Intracellular Parasite Toxoplasma gondii</text:p>
          </table:table-cell>
          <table:table-cell office:value-type="string" calcext:value-type="string">
            <text:p>mBio</text:p>
          </table:table-cell>
          <table:table-cell/>
          <table:table-cell office:value-type="string" calcext:value-type="string">
            <text:p>Suchita Rastogi, Yuan Xue, Stephen R. Quake, John C. Boothroyd.</text:p>
          </table:table-cell>
          <table:table-cell office:value-type="string" calcext:value-type="string">
            <text:p>Differential Impacts on Host Transcription by ROP and GRA Effectors from the Intracellular Parasite Toxoplasma gondii</text:p>
          </table:table-cell>
          <table:table-cell office:value-type="string" calcext:value-type="string">
            <text:p>https://www.biorxiv.org/content/10.1101/2020.02.04.934570v2.abstract</text:p>
          </table:table-cell>
          <table:table-cell table:formula="of:=COM.MICROSOFT.CONCAT([.E7]; &quot; &quot;; [.C7]; &quot; (&quot;; [.A7]; &quot;). &quot;; [.B7]; &quot;.&quot;)" office:value-type="string" office:string-value="Suchita Rastogi, Yuan Xue, Stephen R. Quake, John C. Boothroyd. mBio (2020). Differential Impacts on Host Transcription by ROP and GRA Effectors from the Intracellular Parasite Toxoplasma gondii." calcext:value-type="string">
            <text:p>Suchita Rastogi, Yuan Xue, Stephen R. Quake, John C. Boothroyd. mBio (2020). Differential Impacts on Host Transcription by ROP and GRA Effectors from the Intracellular Parasite Toxoplasma gondii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5-21T15:24:32.936251023</dc:date>
    <dc:creator>Yuan Xue</dc:creator>
    <meta:editing-duration>PT3M35S</meta:editing-duration>
    <meta:editing-cycles>3</meta:editing-cycles>
    <meta:generator>LibreOffice/6.4.2.2$Linux_X86_64 LibreOffice_project/40$Build-2</meta:generator>
    <meta:document-statistic meta:table-count="1" meta:cell-count="50" meta:object-count="0"/>
  </office:meta>
</office:document-meta>
</file>